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JetBrains Mono" svg:font-family="'JetBrains Mono', 'Droid Sans Mono', monospace, monospace, 'Droid Sans Fallback', 'Droid Sans Mono', monospace, monospace, 'Droid Sans Fallback'"/>
    <style:font-face style:name="Noto Sans Mono" svg:font-family="'Noto Sans Mono'" style:font-family-generic="swiss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Noto Sans Mono" fo:font-size="11pt" fo:font-weight="normal" officeooo:rsid="00071719" officeooo:paragraph-rsid="00071719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Open Sans" fo:font-size="12pt" fo:font-weight="bold" officeooo:rsid="00071719" officeooo:paragraph-rsid="0007171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Open Sans" fo:font-size="12pt" fo:font-weight="normal" officeooo:rsid="00071719" officeooo:paragraph-rsid="0007171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PROJECT STRUCTURE GUIDELINES</text:p>
      <text:p text:style-name="P3"/>
      <text:p text:style-name="P2">## Project Folder Structure</text:p>
      <text:p text:style-name="P3"/>
      <text:p text:style-name="P3">- <text:s/>node_modules</text:p>
      <text:p text:style-name="P3">- <text:s/>public</text:p>
      <text:p text:style-name="P3">- <text:s/>src</text:p>
      <text:p text:style-name="P3">- <text:s/>.gitignore</text:p>
      <text:p text:style-name="P3">- <text:s/>package-lock.json</text:p>
      <text:p text:style-name="P3">- <text:s/>package.json</text:p>
      <text:p text:style-name="P3">- <text:s/>readme.md</text:p>
      <text:p text:style-name="P3"/>
      <text:p text:style-name="P2">### node_modules</text:p>
      <text:p text:style-name="P3"/>
      <text:p text:style-name="P3">- <text:s/>holds all the build scripts from react and node.</text:p>
      <text:p text:style-name="P3">- <text:s/>holds all the dependencies required by the app.</text:p>
      <text:p text:style-name="P3"/>
      <text:p text:style-name="P2">### public</text:p>
      <text:p text:style-name="P3"/>
      <text:p text:style-name="P3">- <text:s/>folder used to store all the public files from the project.</text:p>
      <text:p text:style-name="P3">- <text:s/>public files can be referenced directly from the browser.</text:p>
      <text:p text:style-name="P3"/>
      <text:p text:style-name="P2">### src</text:p>
      <text:p text:style-name="P3"/>
      <text:p text:style-name="P3">- <text:s/>holds all the scripts that is required by the project.</text:p>
      <text:p text:style-name="P3">- <text:s/>all the private components and other private scripts are stored here.</text:p>
      <text:p text:style-name="P3"/>
      <text:p text:style-name="P2">### package-lock.json</text:p>
      <text:p text:style-name="P3"/>
      <text:p text:style-name="P3">- <text:s/>this file is used to keep track of all the installed modules required by the app.</text:p>
      <text:p text:style-name="P3">- <text:s/>this file is not editable.</text:p>
      <text:p text:style-name="P3"/>
      <text:p text:style-name="P2">### package.json</text:p>
      <text:p text:style-name="P3"/>
      <text:p text:style-name="P3">- <text:s/>this file is used to keep track of all the dependencies and libraries required by the app.</text:p>
      <text:p text:style-name="P3">- <text:s/>this file can be edited.</text:p>
      <text:p text:style-name="P3"/>
      <text:p text:style-name="P2">### README.md</text:p>
      <text:p text:style-name="P3"/>
      <text:p text:style-name="P3">- <text:s/>this file is used to store a brief information about the app.</text:p>
      <text:p text:style-name="P3"/>
      <text:p text:style-name="P2">### public/favicon.ico</text:p>
      <text:p text:style-name="P3"/>
      <text:p text:style-name="P3"><text:soft-page-break/>This is the icon of the application.</text:p>
      <text:p text:style-name="P3"/>
      <text:p text:style-name="P2">### public/index.html</text:p>
      <text:p text:style-name="P3"/>
      <text:p text:style-name="P3">- <text:s/>This is the file that is queried by the browser when this app is opened.</text:p>
      <text:p text:style-name="P3">- <text:s/>It is the file from which all other DOM components are loaded from.</text:p>
      <text:p text:style-name="P3"/>
      <text:p text:style-name="P2">### public/manifest.json</text:p>
      <text:p text:style-name="P3"/>
      <text:p text:style-name="P3">- <text:s/>This file is used to store the app information like app_name, short_name, icons, theme and colors.</text:p>
      <text:p text:style-name="P3">- <text:s/>It is the file that makes this project installable on phones</text:p>
      <text:p text:style-name="P3"/>
      <text:p text:style-name="P2">### public/robots.txt</text:p>
      <text:p text:style-name="P3"/>
      <text:p text:style-name="P3">- <text:s/>This file is used to store all the information about the app that will be used by search engines.</text:p>
      <text:p text:style-name="P3">- <text:s/>It can be used to store private routes or routes that should not be included in the search engine.</text:p>
      <text:p text:style-name="P3"/>
      <text:p text:style-name="P2">### src/App.css</text:p>
      <text:p text:style-name="P3"/>
      <text:p text:style-name="P3">- <text:s/>This css file is used to store the style rules for the app.</text:p>
      <text:p text:style-name="P3">- <text:s/>It is loaded from the App.js component file.</text:p>
      <text:p text:style-name="P3"/>
      <text:p text:style-name="P2">### src/App.js</text:p>
      <text:p text:style-name="P3"/>
      <text:p text:style-name="P3">- <text:s/>This is the file that contains the first component that is called when the app first loads.</text:p>
      <text:p text:style-name="P3">- <text:s/>This file is the heart of the project.</text:p>
      <text:p text:style-name="P3"/>
      <text:p text:style-name="P2">### src/App.text.js</text:p>
      <text:p text:style-name="P3"/>
      <text:p text:style-name="P3">- <text:s/>This file hold the test script that is associated with App.js component.</text:p>
      <text:p text:style-name="P3"/>
      <text:p text:style-name="P2">### src/index.css</text:p>
      <text:p text:style-name="P3"/>
      <text:p text:style-name="P3">- <text:s/>This file holds all the root css rules.</text:p>
      <text:p text:style-name="P3">- <text:s/>It is loaded from the index.js file.</text:p>
      <text:p text:style-name="P3"/>
      <text:p text:style-name="P2">### src/index.js</text:p>
      <text:p text:style-name="P3"/>
      <text:p text:style-name="P3">- <text:s/>This is the file that is called first when the app runs from react scripts.</text:p>
      <text:p text:style-name="P3">- <text:s/>It is the file that in turn calls the App.js component.</text:p>
      <text:p text:style-name="P3"><text:soft-page-break/></text:p>
      <text:p text:style-name="P2">### src/logo.svg</text:p>
      <text:p text:style-name="P3"/>
      <text:p text:style-name="P3">- <text:s/>This is the logo that can be used in the project.</text:p>
      <text:p text:style-name="P3"/>
      <text:p text:style-name="P2">### src/NetworkConnections.js</text:p>
      <text:p text:style-name="P3"/>
      <text:p text:style-name="P3">- <text:s/>This file holds the method that is used to perform all the network request from the app.</text:p>
      <text:p text:style-name="P3">- <text:s/>### methods</text:p>
      <text:p text:style-name="P3">- <text:s/>### fetchMoviesFromDatabase()</text:p>
      <text:p text:style-name="P3">- <text:s/>- <text:s/>This is the method that is called to perform all the network request of fetching movies.</text:p>
      <text:p text:style-name="P3"/>
      <text:p text:style-name="P2">### src/Components</text:p>
      <text:p text:style-name="P3"/>
      <text:p text:style-name="P3">- <text:s/>This folder is used to keeps all the custom components of the project.</text:p>
      <text:p text:style-name="P3">- <text:s/>Its is good practice recommended by React developers to rename this folder this way.</text:p>
      <text:p text:style-name="P3"/>
      <text:p text:style-name="P2">### src/Components/LandingPage/LandingPage.js</text:p>
      <text:p text:style-name="P3"/>
      <text:p text:style-name="P3">- <text:s/>This is the file that stores the component that is used to render all the movie data.</text:p>
      <text:p text:style-name="P3">- <text:s/>It houses all the other sub components displayed on the page.</text:p>
      <text:p text:style-name="P3"/>
      <text:p text:style-name="P2">### src/Components/LandingPage/LandingPage.css</text:p>
      <text:p text:style-name="P3"/>
      <text:p text:style-name="P3">- <text:s/>This file holds all the styling rules used to style the LandingPage script.</text:p>
      <text:p text:style-name="P3"/>
      <text:p text:style-name="P2">### src/Components/MovieGenre/MovieGenre.js</text:p>
      <text:p text:style-name="P3"/>
      <text:p text:style-name="P3">- <text:s/>This file is used to render all the movie genres types to the browser</text:p>
      <text:p text:style-name="P3">- <text:s/>It calls the fetchMoviesFromDatabase method which return the movie categories from the database.</text:p>
      <text:p text:style-name="P3"/>
      <text:p text:style-name="P2">### src/Components/MovieGenre/MovieGenre.css</text:p>
      <text:p text:style-name="P3"/>
      <text:p text:style-name="P3">- <text:s/>This css file is used to store all the css rules required to style the MovieGenre Component.</text:p>
      <text:p text:style-name="P3"/>
      <text:p text:style-name="P2">### src/Components/MovieList/MovieList.js</text:p>
      <text:p text:style-name="P3"/>
      <text:p text:style-name="P3">- <text:s/>This component is used to host all the movies from a single category.</text:p>
      <text:p text:style-name="P3"><text:soft-page-break/>- <text:s/>This is also the component that is responsible for rendering the pagination buttons on each category</text:p>
      <text:p text:style-name="P3"/>
      <text:p text:style-name="P2">### src/Components/MovieList/MovieList.css</text:p>
      <text:p text:style-name="P3"/>
      <text:p text:style-name="P3">- <text:s/>This css file is used to store all the css rules required to style the MovieList component.</text:p>
      <text:p text:style-name="P3"/>
      <text:p text:style-name="P2">### src/Components/Search/Search.js</text:p>
      <text:p text:style-name="P3"/>
      <text:p text:style-name="P3">- <text:s/>This component is used to render the search bar and the search form on the UI.</text:p>
      <text:p text:style-name="P3">- <text:s/>This is the component that enables an individual to search for a specific movie.</text:p>
      <text:p text:style-name="P3"/>
      <text:p text:style-name="P3"><text:span text:style-name="T1">### src/Components/Search/Search.cs</text:span>s</text:p>
      <text:p text:style-name="P3"/>
      <text:p text:style-name="P3">- <text:s/>This css file is used to store all the css rules that is used to style the search bar.</text:p>
      <text:p text:style-name="P3"/>
      <text:p text:style-name="P2">### src/Components/SingleMovie/SingleMovie.js</text:p>
      <text:p text:style-name="P3"/>
      <text:p text:style-name="P3">- <text:s/>This component is used to render a single movie to the DOM.</text:p>
      <text:p text:style-name="P3">- <text:s/>It is a reusable component that allows us to use one component to render multiple movies.</text:p>
      <text:p text:style-name="P3"/>
      <text:p text:style-name="P2">### src/Components/SingleMovie/SingleMovie.css</text:p>
      <text:p text:style-name="P3"/>
      <text:p text:style-name="P3">- <text:s/>This css file is used to store all the rules required to style the single movie component.</text:p>
      <text:p text:style-name="P3"/>
      <text:p text:style-name="P2">### src/Components/TVShows/TVShows.js</text:p>
      <text:p text:style-name="P3"/>
      <text:p text:style-name="P3">- <text:s/>This component is used to render all the movies that belong to the TV shows category.</text:p>
      <text:p text:style-name="P3"/>
      <text:p text:style-name="P3"><text:span text:style-name="T1">### src/Components/TVShows/TVShows.css</text:span></text:p>
      <text:p text:style-name="P3"/>
      <text:p text:style-name="P3">- <text:s/>This file is used to store all the css rules used to style the TVShows component.</text:p>
      <text:p text:style-name="P3"/>
      <text:p text:style-name="P2">### src/Images</text:p>
      <text:p text:style-name="P3"/>
      <text:p text:style-name="P3">- <text:s/>This folder is used to store all the images required by the project like logos and ic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JetBrains Mono" svg:font-family="'JetBrains Mono', 'Droid Sans Mono', monospace, monospace, 'Droid Sans Fallback', 'Droid Sans Mono', monospace, monospace, 'Droid Sans Fallback'"/>
    <style:font-face style:name="Noto Sans Mono" svg:font-family="'Noto Sans Mono'" style:font-family-generic="swiss" style:font-pitch="fixed"/>
    <style:font-face style:name="Open Sans" svg:font-family="'Ope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FreeSans2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5:25:27.689631062</meta:creation-date>
    <dc:date>2022-03-31T19:50:10.001557858</dc:date>
    <meta:editing-duration>PT4M54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4" meta:paragraph-count="92" meta:word-count="797" meta:character-count="4676" meta:non-whitespace-character-count="3912"/>
  </office:meta>
</office:document-meta>
</file>